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style:text-properties officeooo:paragraph-rsid="0006f4af"/>
    </style:style>
    <style:style style:name="P3" style:family="paragraph" style:parent-style-name="Heading_20_2">
      <style:paragraph-properties fo:text-align="justify" style:justify-single-word="false"/>
      <style:text-properties style:font-name="Liberation Sans" fo:font-size="16.1000003814697pt" fo:font-weight="bold" officeooo:rsid="0006f4af" officeooo:paragraph-rsid="0006f4af" style:font-name-asian="Noto Sans CJK SC" style:font-size-asian="16.1000003814697pt" style:font-weight-asian="bold" style:font-name-complex="Lohit Devanagari" style:font-size-complex="16.1000003814697pt" style:font-weight-complex="bold"/>
    </style:style>
    <style:style style:name="P4" style:family="paragraph" style:parent-style-name="Heading_20_2">
      <style:paragraph-properties fo:text-align="justify" style:justify-single-word="false"/>
      <style:text-properties style:font-name="Liberation Sans" fo:font-size="16.1000003814697pt" fo:font-weight="bold" officeooo:rsid="00090ed0" officeooo:paragraph-rsid="00090ed0"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2">
      <style:paragraph-properties fo:text-align="justify" style:justify-single-word="false"/>
      <style:text-properties style:font-name="Liberation Sans" fo:font-size="16.1000003814697pt" fo:font-weight="bold" officeooo:rsid="0010601a" officeooo:paragraph-rsid="0010601a" style:font-name-asian="Noto Sans CJK SC" style:font-size-asian="16.1000003814697pt" style:font-weight-asian="bold" style:font-name-complex="Lohit Devanagari" style:font-size-complex="16.1000003814697pt" style:font-weight-complex="bold"/>
    </style:style>
    <style:style style:name="P6" style:family="paragraph" style:parent-style-name="Heading_20_2">
      <style:paragraph-properties fo:text-align="justify" style:justify-single-word="false"/>
      <style:text-properties officeooo:rsid="00084956" officeooo:paragraph-rsid="00084956"/>
    </style:style>
    <style:style style:name="P7" style:family="paragraph" style:parent-style-name="Heading_20_2">
      <style:paragraph-properties fo:text-align="justify" style:justify-single-word="false"/>
    </style:style>
    <style:style style:name="P8" style:family="paragraph" style:parent-style-name="Heading_20_2">
      <style:paragraph-properties fo:text-align="justify" style:justify-single-word="false"/>
      <style:text-properties officeooo:paragraph-rsid="0006f4af"/>
    </style:style>
    <style:style style:name="P9" style:family="paragraph" style:parent-style-name="Heading_20_3">
      <style:paragraph-properties fo:text-align="justify" style:justify-single-word="false"/>
    </style:style>
    <style:style style:name="P10" style:family="paragraph" style:parent-style-name="Heading_20_3">
      <style:paragraph-properties fo:text-align="justify" style:justify-single-word="false"/>
      <style:text-properties officeooo:paragraph-rsid="0010601a"/>
    </style:style>
    <style:style style:name="P11" style:family="paragraph" style:parent-style-name="Heading_20_3">
      <style:paragraph-properties fo:text-align="justify" style:justify-single-word="false"/>
      <style:text-properties officeooo:paragraph-rsid="00127f2d"/>
    </style:style>
    <style:style style:name="P12" style:family="paragraph" style:parent-style-name="Standard">
      <style:paragraph-properties fo:text-align="justify" style:justify-single-word="false"/>
      <style:text-properties officeooo:rsid="0006f4af" officeooo:paragraph-rsid="0006f4af"/>
    </style:style>
    <style:style style:name="P13" style:family="paragraph" style:parent-style-name="Standard" style:list-style-name="L1"/>
    <style:style style:name="P14" style:family="paragraph" style:parent-style-name="Text_20_body">
      <style:paragraph-properties fo:text-align="justify" style:justify-single-word="false"/>
      <style:text-properties officeooo:rsid="0006f4af" officeooo:paragraph-rsid="000cb9e1"/>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084956"/>
    </style:style>
    <style:style style:name="P17" style:family="paragraph" style:parent-style-name="Text_20_body">
      <style:paragraph-properties fo:text-align="justify" style:justify-single-word="false"/>
      <style:text-properties officeooo:paragraph-rsid="0006f4af"/>
    </style:style>
    <style:style style:name="P18" style:family="paragraph" style:parent-style-name="Text_20_body">
      <style:paragraph-properties fo:text-align="justify" style:justify-single-word="false"/>
      <style:text-properties officeooo:paragraph-rsid="000cb9e1"/>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style style:name="P21" style:family="paragraph" style:parent-style-name="Text_20_body">
      <style:paragraph-properties fo:text-align="justify" style:justify-single-word="false"/>
      <style:text-properties fo:font-size="14pt" fo:font-weight="bold" officeooo:rsid="0010601a" officeooo:paragraph-rsid="0010601a" style:font-size-asian="14pt" style:font-weight-asian="bold" style:font-size-complex="14pt" style:font-weight-complex="bold"/>
    </style:style>
    <style:style style:name="P22" style:family="paragraph" style:parent-style-name="Text_20_body" style:list-style-name="L3"/>
    <style:style style:name="P23" style:family="paragraph" style:parent-style-name="Text_20_body" style:list-style-name="L3">
      <style:text-properties officeooo:paragraph-rsid="00107599"/>
    </style:style>
    <style:style style:name="P24" style:family="paragraph" style:parent-style-name="Text_20_body" style:list-style-name="L3">
      <style:text-properties officeooo:paragraph-rsid="001270d9"/>
    </style:style>
    <style:style style:name="P25" style:family="paragraph" style:parent-style-name="Text_20_body" style:list-style-name="L3">
      <style:text-properties officeooo:rsid="00107599" officeooo:paragraph-rsid="00107599"/>
    </style:style>
    <style:style style:name="P26" style:family="paragraph" style:parent-style-name="Text_20_body">
      <style:text-properties officeooo:paragraph-rsid="001270d9"/>
    </style:style>
    <style:style style:name="T1" style:family="text">
      <style:text-properties style:font-name="Liberation Sans" fo:font-size="16.1000003814697pt" fo:font-weight="bold" officeooo:rsid="0006f4af" style:font-name-asian="Noto Sans CJK SC" style:font-size-asian="16.1000003814697pt" style:font-weight-asian="bold" style:font-name-complex="Lohit Devanagari" style:font-size-complex="16.1000003814697pt" style:font-weight-complex="bold"/>
    </style:style>
    <style:style style:name="T2" style:family="text">
      <style:text-properties style:font-name="Liberation Sans" fo:font-size="14.1000003814697pt" fo:font-weight="bold" officeooo:rsid="0010601a" style:font-name-asian="Noto Sans CJK SC" style:font-size-asian="14.1000003814697pt" style:font-weight-asian="bold" style:font-name-complex="Lohit Devanagari" style:font-size-complex="14.1000003814697pt" style:font-weight-complex="bold"/>
    </style:style>
    <style:style style:name="T3" style:family="text">
      <style:text-properties officeooo:rsid="00090ed0"/>
    </style:style>
    <style:style style:name="T4" style:family="text">
      <style:text-properties officeooo:rsid="000e4614"/>
    </style:style>
    <style:style style:name="T5" style:family="text">
      <style:text-properties officeooo:rsid="00107599"/>
    </style:style>
    <style:style style:name="T6" style:family="text">
      <style:text-properties officeooo:rsid="001270d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system report</text:p>
      <text:p text:style-name="P12">This section of the report presents how the filesystem was initially programmed and integrated into the final system.</text:p>
      <text:h text:style-name="P1" text:outline-level="1">Overview of the architecture</text:h>
      <text:h text:style-name="P2" text:outline-level="1">The block driver</text:h>
      <text:p text:style-name="P17">What is a block driver ?</text:p>
      <text:p text:style-name="P17">A block driver is a software component that enables a computer's operating system <text:span text:style-name="T4">or processes </text:span>to communicate with block devices, such as hard drives, solid-state drives, USB flash drives <text:span text:style-name="T4">and SD cards.</text:span></text:p>
      <text:p text:style-name="P15">A block device is a storage device that reads and writes data in fixed-size chunks or blocks. The block driver acts as an interface between the operating system and the block device, allowing the operating system to read and write data to the device. In our case, thanks to the driver block we can see our device block as a gigantic array with each entry as an array of 512 bytes.</text:p>
      <text:p text:style-name="P15">The block driver provides a set of functions that allow the operating system to access the block device, including functions to read and write blocks of data, query device properties, and perform other operations. In addition to providing basic access to the block device, block drivers also provide functionality such as caching, buffering, and error handling. Caching and buffering can help improve performance by reducing the number of disk accesses needed to read or write data, while error handling can help ensure data integrity by detecting and correcting errors that occur during data transfer.</text:p>
      <text:p text:style-name="P15">The driver block we are given is not as powerful and does not have all the features, but it allows to read and write blocks and this is enough to build a filesystem on top of it.</text:p>
      <text:p text:style-name="P12"><text:span text:style-name="T1">Performance evalutation</text:span></text:p>
      <text:h text:style-name="P5" text:outline-level="2">What is a file system</text:h>
      <text:p text:style-name="Standard">In computer science, a file system is a method of organizing and storing data on a computer's storage devices, such as hard drives, solid-state drives, and USB flash drives. A file system provides a way to organize and access data by creating a hierarchical structure of files and directories.</text:p>
      <text:p text:style-name="Standard">At its most basic level, a file system provides a way to store and retrieve files on a storage device. However, modern file systems also provide additional functionality, such as file permissions and security features, support for different file types and data compression, and data recovery features.</text:p>
      <text:p text:style-name="Text_20_body">A file system typically consists of several key components, including:</text:p>
      <text:list xml:id="list1239109228" text:style-name="L2">
        <text:list-item>
          <text:p text:style-name="P20">Data structures: A file system uses various data structures, such as directories, files, and blocks, to organize and store data on a storage device.</text:p>
        </text:list-item>
        <text:list-item>
          <text:p text:style-name="P20">File naming conventions: A file system provides a way to name files and directories, typically using a hierarchical structure of names separated by slashes or backslashes.</text:p>
        </text:list-item>
        <text:list-item>
          <text:p text:style-name="P20">Data access methods: A file system provides various methods for accessing and manipulating data stored on a storage device, such as reading, writing, and deleting files.</text:p>
        </text:list-item>
        <text:list-item>
          <text:p text:style-name="P20"><text:soft-page-break/>Security features: A file system can provide various security features, such as file permissions and encryption, to protect data stored on a storage device.</text:p>
        </text:list-item>
      </text:list>
      <text:p text:style-name="Text_20_body">Different operating systems and storage devices use different file systems, such as NTFS on Windows, ext4 on Linux, and HFS+ on macOS. The choice of file system depends on factors such as performance requirements, compatibility with different operating systems, and specific features required by the application or user.</text:p>
      <text:h text:style-name="P7" text:outline-level="2">What is FAT</text:h>
      <text:p text:style-name="P15">FAT (File Allocation Table) is a file system used on many types of storage media, including floppy disks, USB flash drives, and memory cards. The FAT file system was introduced by Microsoft in 1977 and has since become one of the most widely used file systems due to its simplicity and compatibility with a wide range of operating systems.</text:p>
      <text:p text:style-name="P15">The FAT file system uses a file allocation table to keep track of the location of files and directories on the storage media. This table is essentially a map that lists the clusters (blocks of storage space) that are allocated to each file and directory on the disk.</text:p>
      <text:p text:style-name="P15">One of the key features of the FAT file system is its use of 8.3 filenames, which are filenames consisting of up to eight characters followed by a three-character extension. This limit on the length of filenames and the use of a limited character set (only uppercase letters, numbers, and a few special characters) was a limitation of early computing hardware but has since become a standard that is still used today.</text:p>
      <text:p text:style-name="P15">Another feature of the FAT file system is its lack of support for file permissions and security features. This means that any user who has access to the storage media can read, write, and delete files and directories without any restrictions.</text:p>
      <text:p text:style-name="P15">Although the FAT file system is not as advanced as more modern file systems like NTFS or exFAT, it remains widely used due to its simplicity and compatibility with a wide range of devices and operating systems.</text:p>
      <text:h text:style-name="P10" text:outline-level="3"><text:span text:style-name="T2">FAT32 vs previous versions</text:span></text:h>
      <text:p text:style-name="Standard">The FAT32 file system is an updated version of the original FAT file system and includes several key differences compared to other FAT filesystems, such as FAT12 and FAT16:</text:p>
      <text:p text:style-name="Standard"/>
      <text:list xml:id="list858717561" text:style-name="L1">
        <text:list-item>
          <text:p text:style-name="P13">Maximum partition size: One of the key differences between FAT32 and earlier FAT filesystems is the maximum partition size. FAT12 and FAT16 have limitations on the size of the partition they can support. FAT12 supports partitions up to 16MB, while FAT16 supports up to 2GB. FAT32, on the other hand, supports partitions up to 2 terabytes (TB).</text:p>
        </text:list-item>
        <text:list-item>
          <text:p text:style-name="P19">Cluster size: Another difference between FAT32 and earlier FAT filesystems is the cluster size. In FAT12 and FAT16, the cluster size is fixed, meaning that the entire partition is divided into clusters of a specific size. However, in FAT32, the cluster size can be adjusted to match the size of the partition. This can help improve the efficiency of the file system by reducing the amount of wasted space on the disk.</text:p>
        </text:list-item>
        <text:list-item>
          <text:p text:style-name="P19">File and directory size limits: FAT12 and FAT16 have limitations on the maximum size of individual files and directories. FAT12 supports file sizes up to 32MB, while FAT16 supports file sizes up to 2GB. In addition, both FAT12 and FAT16 have limitations on the number of <text:soft-page-break/>files and directories that can be stored on a partition. FAT32 removes these limitations, allowing for larger files and more files and directories on a single partition.</text:p>
        </text:list-item>
        <text:list-item>
          <text:p text:style-name="P19">Improved performance: Due to its larger cluster sizes and other improvements, FAT32 can offer improved performance over earlier FAT filesystems, especially on larger partitions.</text:p>
        </text:list-item>
      </text:list>
      <text:p text:style-name="P15">In summary, FAT32 offers several key improvements over earlier FAT filesystems, including support for larger partitions, larger files and directories, and improved performance. These improvements have made FAT32 a popular file system for use on a wide range of devices, including USB drives, SD cards, and other types of removable media.</text:p>
      <text:p text:style-name="P21">My first real low level project</text:p>
      <text:p text:style-name="Standard">The first part of the project was to define the requirements and how I can integrate this piece of software into our complex system. Once the requirements and specifications have been defined, the next step was to imagine the architecture between the fat32 filesystem, the block drivers and the rest of the operating system. The design phase also includes defining the data structures and algorithms that will be used to implement the software.</text:p>
      <text:p text:style-name="Standard"/>
      <text:p text:style-name="Standard">Overall, writing such a piece of code is a complex and challenging process that requires strong programming skills and a collaboration with other the other teammates. We had multiple discussions and calls with Jan to discuss how we want to integrate the shell and the software together.</text:p>
      <text:h text:style-name="P9" text:outline-level="3">Understanding <text:span text:style-name="T5">the fat32 specification</text:span></text:h>
      <text:p text:style-name="P15">Understanding <text:span text:style-name="T5">the fat32</text:span> specification <text:span text:style-name="T5">was</text:span> a daunting task. <text:span text:style-name="T5">I divided this </text:span><text:span text:style-name="T6">big task</text:span><text:span text:style-name="T5"> into multiple parts</text:span>:</text:p>
      <text:list xml:id="list3725640931" text:style-name="L3">
        <text:list-item>
          <text:p text:style-name="P25">Gather some ressouces about fat32 on internet. I found multiple websites that helped me to better understand the fat32 specification. TODO : add links here</text:p>
        </text:list-item>
        <text:list-item>
          <text:p text:style-name="P23"><text:span text:style-name="T5">Then I tried to get the big picture. How does fat32 works ? What are key concepts ?</text:span></text:p>
        </text:list-item>
        <text:list-item>
          <text:p text:style-name="P22">Look<text:span text:style-name="T5">ed</text:span> up unfamiliar terms. <text:span text:style-name="T5">What is a cluster ? What is a sector ? A lot of terms were unknown for me at the beginning and I had to learn all of them.</text:span></text:p>
        </text:list-item>
        <text:list-item>
          <text:p text:style-name="P24"><text:span text:style-name="T6">Then I broke down each section down into smaller, more manageable sections. It helped me to understand fat32 step by step.</text:span></text:p>
        </text:list-item>
      </text:list>
      <text:h text:style-name="P11" text:outline-level="3">The actual implementation</text:h>
      <text:h text:style-name="P11" text:outline-level="3">Communication with the real world</text:h>
      <text:p text:style-name="P18">Great, we have a working file system, we can read, write, add new directories, delete directories and do many other operations. It would be foolish to think that the work ends here. </text:p>
      <text:p text:style-name="P15">At first, our file system is only available for the init process and is therefore not visible in the rest of the operating system. So we need a gateway for our file system to take advantage of the functionality of the file system. Should we integrate the file system as a library that the process can use? Should we use RPC calls and centralize everything in init? At this point a decision must be made and it will impact the integration into the operating system. At this point, two variants have been imaginated</text:p>
      <text:h text:style-name="P6" text:outline-level="2"><text:soft-page-break/>A full barrelfish library</text:h>
      <text:p text:style-name="P16">The first idea is certainly the most creative. The idea was to have a minimum common service which is the block driver and that this one lies in init. Each application that wants to interact with the fat32 formatted disk, can use an #include &lt;fat32.h&gt; and directly with a pointer to the block driver call the functions to manipulate the fat32 formatted disk. The critical part where several processes can communicate at the same time is the block driver and this part would be protected by a lock.</text:p>
      <text:p text:style-name="P16">This idea has remained at the idea level because it seems very excentric and difficult to put into practice. Certainly the purpose of this course was to get us to see other types of operations and to exploit other ideas. I think that if I hadn't seen barrelfish and had not had this course, I would have thought much more orthodox and wouldn't have gone off the beaten path of unix. <text:span text:style-name="T3">Thus I would never have taught about it.</text:span></text:p>
      <text:p text:style-name="P16">Still, I took the time to think about this idea and ask myself some questions about these benefits. I see an advantage in an operating system like Barrelfish. Barrelfish is a microkernel that offers a lot of flexibility and allows to simulate behaviors that are not possible in a monolithic kernel like linux. Let's imagine an application that is extremely I/O intensive. Each call could interact directly with the block driver and can avoid going through RPC calls and losing precious time/cycles. Another advantage is that the filesystem is implemented as a library. This means that in case of very specific patterns in the application, an experienced programmer could also modify this library and specialize it to make the task in question much faster.</text:p>
      <text:p text:style-name="P16">To conclude, this exentric idea shows how a system such as barrelfish allows to imagine very different computer systems. The fact of pushing a large part of the kernel into userspace gives this extra flexibility.</text:p>
      <text:h text:style-name="P4" text:outline-level="2">A single service that lies in init</text:h>
      <text:p text:style-name="P15">The second idea and solution is to do the following. The filesystem is directly integrated in the init process with the block driver and each process that wishes to interact with the filesystem will simply call a high level API that will send the request with an RPC call. Compared to the first idea, this design decision is clearly less original and is ultimately very similar to what we have in a UNIX-like system.</text:p>
      <text:p text:style-name="P15">There are several reasons why I decided to go this route. The first is that this design is consistent with the rest of our system and that is clearly important. Consistency allows us to greatly simplify our RPC infrastructure for example. We decided to have all services within init in the team. This is a design decision that has its drawbacks and disadvantages. Is it the right one? Only God knows. On the other hand, since we decided to go in this direction, it is logical that I also go in this direction for my individual milestone.</text:p>
      <text:p text:style-name="P15">A second point that is also to be taken into account is the available time. Building and integrating a fat32 file system is not a leetcode but a real software engineering project. Like any other project, the time available is a factor to take into account. Making a design that is more standard is also a guarantee that the project will give results and produce less surprises than a more creative implementation.</text:p>
      <text:p text:style-name="P15"><text:soft-page-break/>So I implemented all the part able to interact from the block driver and to perform operations in the fat32.c file. The filesystem has a pointer to an instance of the block driver that it can use to read and write blocks from the disk.</text:p>
      <text:h text:style-name="P8" text:outline-level="2"><text:span text:style-name="T1">The «C» API</text:span></text:h>
      <text:p text:style-name="Standard"><text:span text:style-name="T6">The filesystem api</text:span> is a set of functions and data structures that allow <text:span text:style-name="T6">the shell and other processes</text:span> to interact with <text:span text:style-name="T6">the fat32 </text:span>file system in a <text:span text:style-name="T6">standard</text:span> way using <text:span text:style-name="T6">a clearly defined interface</text:span>. <text:span text:style-name="T6">It </text:span>provides a standardized interface to interact with the file system, making it possible to write <text:span text:style-name="T6">and read from multiple proccesses</text:span> that can access files and directories <text:span text:style-name="T6">at the same time</text:span></text:p>
      <text:p text:style-name="Standard"/>
      <text:p text:style-name="Standard">The <text:span text:style-name="T6">filesystem API </text:span>includes functions for creating, opening, reading, writing, and closing files, as well as functions for manipulating directories, retrieving file attributes. These functions can be used <text:span text:style-name="T6">in userspace</text:span> to perform a wide range of tasks related to working with files and directories, such as copying files, creating new directories, and listing the contents of a directory.</text:p>
      <text:p text:style-name="Standard"/>
      <text:p text:style-name="P26"><text:span text:style-name="T6">TODO : Add a table with the API</text:span></text:p>
      <text:p text:style-name="P14"><text:span text:style-name="T1"/></text:p>
      <text:p text:style-name="P12"/>
      <text:h text:style-name="P7" text:outline-level="2"/>
      <text:h text:style-name="P3" text:outline-level="2"/>
      <text:h text:style-name="P7" text:outline-level="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20:45:45.453912426</meta:creation-date>
    <dc:date>2023-05-10T22:08:39.580348011</dc:date>
    <meta:editing-duration>PT21M20S</meta:editing-duration>
    <meta:editing-cycles>6</meta:editing-cycles>
    <meta:generator>LibreOffice/6.4.7.2$Linux_X86_64 LibreOffice_project/40$Build-2</meta:generator>
    <meta:document-statistic meta:table-count="0" meta:image-count="0" meta:object-count="0" meta:page-count="5" meta:paragraph-count="59" meta:word-count="2245" meta:character-count="13177" meta:non-whitespace-character-count="11002"/>
  </office:meta>
</office:document-meta>
</file>